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800000204F727AAA2E197BC3D.png" manifest:media-type="image/png"/>
  <manifest:file-entry manifest:full-path="Pictures/100000000000020A000000E46859565584704711.png" manifest:media-type="image/png"/>
  <manifest:file-entry manifest:full-path="Pictures/10000000000002F4000001FAE55D1CD6F33A6481.png" manifest:media-type="image/png"/>
  <manifest:file-entry manifest:full-path="Pictures/10000000000001DC0000022760538229E55DD274.png" manifest:media-type="image/png"/>
  <manifest:file-entry manifest:full-path="Pictures/10000000000001F2000000D7A343A61B9AF76B18.png" manifest:media-type="image/png"/>
  <manifest:file-entry manifest:full-path="Pictures/10000000000001F2000000E2055EE68081818505.png" manifest:media-type="image/png"/>
  <manifest:file-entry manifest:full-path="Pictures/1000000000000301000001FE747929564B130FA6.png" manifest:media-type="image/png"/>
  <manifest:file-entry manifest:full-path="Pictures/10000000000001CB000000A8B681DC4963C0AD4D.png" manifest:media-type="image/png"/>
  <manifest:file-entry manifest:full-path="Pictures/10000000000002F2000001FC5D077528E97686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NICIAL</text:span>:</text:p>
      <text:p text:style-name="Standard"/>
      <text:p text:style-name="Standard"/>
      <text:p text:style-name="Standard"><draw:frame draw:style-name="fr1" draw:name="Imagen2" text:anchor-type="paragraph" svg:width="9.703cm" svg:height="11.232cm" draw:z-index="0"><draw:image xlink:href="Pictures/10000000000001DC0000022760538229E55DD27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width="14.353cm" svg:height="9.606cm" draw:z-index="1"><draw:image xlink:href="Pictures/10000000000002F4000001FAE55D1CD6F33A6481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text:span text:style-name="T1">TIEMPO </text:span>CAMBIADO:</text:p>
      <text:p text:style-name="Standard"/>
      <text:p text:style-name="Standard"><draw:frame draw:style-name="fr2" draw:name="Imagen4" text:anchor-type="paragraph" svg:width="13.176cm" svg:height="5.98cm" draw:z-index="2"><draw:image xlink:href="Pictures/10000000000001F2000000E2055EE68081818505.png" xlink:type="simple" xlink:show="embed" xlink:actuate="onLoad"/></draw:frame></text:p>
      <text:p text:style-name="Standard"/>
      <text:p text:style-name="Standard"><draw:frame draw:style-name="fr1" draw:name="Imagen5" text:anchor-type="paragraph" svg:width="12.898cm" svg:height="8.553cm" draw:z-index="3"><draw:image xlink:href="Pictures/1000000000000301000001FE747929564B130FA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RANGO </text:span><text:span text:style-name="T3">CAMBIADO</text:span><text:span text:style-name="T3">:</text:span></text:p>
      <text:p text:style-name="Standard"/>
      <text:p text:style-name="Standard"/>
      <text:p text:style-name="Standard"><draw:frame draw:style-name="fr2" draw:name="Imagen6" text:anchor-type="paragraph" svg:width="12.144cm" svg:height="4.445cm" draw:z-index="4"><draw:image xlink:href="Pictures/10000000000001CB000000A8B681DC4963C0AD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paragraph" svg:width="14.73cm" svg:height="9.924cm" draw:z-index="5"><draw:image xlink:href="Pictures/10000000000002F2000001FC5D077528E9768603.png" xlink:type="simple" xlink:show="embed" xlink:actuate="onLoad"/></draw:frame><text:soft-page-break/></text:p>
      <text:p text:style-name="Standard"><text:span text:style-name="T1"/></text:p>
      <text:p text:style-name="Standard"><text:span text:style-name="T1"/></text:p>
      <text:p text:style-name="Standard"><text:span text:style-name="T1">DNS</text:span> CAMBIADO:</text:p>
      <text:p text:style-name="Standard"/>
      <text:p text:style-name="Standard"/>
      <text:p text:style-name="Standard"><draw:frame draw:style-name="fr2" draw:name="Imagen1" text:anchor-type="paragraph" svg:width="13.176cm" svg:height="5.689cm" draw:z-index="8"><draw:image xlink:href="Pictures/10000000000001F2000000D7A343A61B9AF76B18.png" xlink:type="simple" xlink:show="embed" xlink:actuate="onLoad"/></draw:frame></text:p>
      <text:p text:style-name="Standard"/>
      <text:p text:style-name="Standard"><draw:frame draw:style-name="fr1" draw:name="Imagen8" text:anchor-type="paragraph" svg:width="13.811cm" svg:height="6.033cm" draw:z-index="6"><draw:image xlink:href="Pictures/100000000000020A000000E46859565584704711.png" xlink:type="simple" xlink:show="embed" xlink:actuate="onLoad"/></draw:frame><draw:frame draw:style-name="fr1" draw:name="Imagen9" text:anchor-type="paragraph" svg:width="13.767cm" svg:height="9.347cm" draw:z-index="7"><draw:image xlink:href="Pictures/10000000000002F800000204F727AAA2E197BC3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1:09:00.104182940</meta:creation-date>
    <dc:date>2021-09-22T12:16:26.396750914</dc:date>
    <meta:editing-duration>PT6M59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4" meta:paragraph-count="4" meta:word-count="7" meta:character-count="52" meta:non-whitespace-character-count="49"/>
  </office:meta>
</office:document-meta>
</file>